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rlito" fo:font-weight="normal" officeooo:rsid="0002db4c" officeooo:paragraph-rsid="0002db4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6pt" fo:font-weight="bold" officeooo:rsid="0002db4c" officeooo:paragraph-rsid="0002db4c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033e78" officeooo:paragraph-rsid="00033e78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033e78" officeooo:paragraph-rsid="0006aa33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051158" officeooo:paragraph-rsid="00051158" style:font-weight-asian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0a27d3" officeooo:paragraph-rsid="000a27d3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0c0128" officeooo:paragraph-rsid="000c0128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0c0128" officeooo:paragraph-rsid="000e5b84" style:font-weight-asian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13e1dc" officeooo:paragraph-rsid="0013e1dc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15ed6d" officeooo:paragraph-rsid="0015ed6d" style:font-weight-asian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weight="normal" officeooo:rsid="00160193" officeooo:paragraph-rsid="00160193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true" style:writing-mode="page"/>
      <style:text-properties style:font-name="Carlito" fo:font-size="14pt" fo:font-weight="bold" officeooo:rsid="00086a9a" officeooo:paragraph-rsid="00086a9a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page"/>
      <style:text-properties style:font-name="Carlito" fo:font-weight="bold" officeooo:rsid="00051158" officeooo:paragraph-rsid="00160193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page"/>
      <style:text-properties style:font-name="Carlito" fo:font-weight="bold" officeooo:rsid="000a27d3" officeooo:paragraph-rsid="000a27d3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writing-mode="page"/>
      <style:text-properties style:font-name="Carlito" fo:font-weight="bold" officeooo:rsid="00160193" officeooo:paragraph-rsid="00160193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 style:writing-mode="page"/>
      <style:text-properties style:font-name="Carlito" fo:font-weight="normal" officeooo:rsid="000c0128" officeooo:paragraph-rsid="000c0128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 style:writing-mode="page"/>
      <style:text-properties style:font-name="Carlito" fo:font-weight="normal" officeooo:rsid="000cce94" officeooo:paragraph-rsid="000cce94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 style:writing-mode="page"/>
      <style:text-properties style:font-name="Carlito" fo:font-weight="normal" officeooo:rsid="000f6f7b" officeooo:paragraph-rsid="000f6f7b" style:font-weight-asian="normal" style:font-weight-complex="normal"/>
    </style:style>
    <style:style style:name="T1" style:family="text">
      <style:text-properties officeooo:rsid="0006aa33"/>
    </style:style>
    <style:style style:name="T2" style:family="text">
      <style:text-properties officeooo:rsid="000a4d30"/>
    </style:style>
    <style:style style:name="T3" style:family="text">
      <style:text-properties officeooo:rsid="000cce94"/>
    </style:style>
    <style:style style:name="T4" style:family="text">
      <style:text-properties officeooo:rsid="000e5b84"/>
    </style:style>
    <style:style style:name="T5" style:family="text">
      <style:text-properties officeooo:rsid="0011fe32"/>
    </style:style>
    <style:style style:name="T6" style:family="text">
      <style:text-properties officeooo:rsid="0015d28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OVERVIEW</text:p>
      <text:p text:style-name="P1"/>
      <text:p text:style-name="P3">Il progetto “CIAC PROFILE –<text:span text:style-name="T5"> TSS FRIENDS</text:span>” si propone come un’applicazione per il web con lo scopo di profilare docenti, studenti ed ex-studenti di C.I.A.C. Formazione di tutte le sedi.</text:p>
      <text:p text:style-name="P3">L’applicazione si compone di un’interfaccia grafica scritta in HTML-CSS e JavaScript (Web Standards 5), che esegue chiamate ad un server Java per mezzo delle quali è possibile interrogare un database relazionale al fine di inserire/modificare/visualizzare i dati degli iscritti.</text:p>
      <text:p text:style-name="P9">Per ogni iscritto ci sarà la possibilità di indicare il/i corsi frequentati presso le sedi CIAC, nonché pregresse ed attuali esperienze lavorative.</text:p>
      <text:p text:style-name="P10">Il sistema prevederà, inoltre, diversi tipi di utenti: allievi, docenti ed amministratori; questi ultimi avranno accesso al backend.</text:p>
      <text:p text:style-name="P3"/>
      <text:p text:style-name="P12">INTERFACCIA GRAFICA</text:p>
      <text:p text:style-name="P15">MODULO DI RICERCA IN OGNI PAGINA</text:p>
      <text:p text:style-name="P11">Ogni pagina dell’applicazione contiene</text:p>
      <text:p text:style-name="P13"><text:span text:style-name="T7"/></text:p>
      <text:p text:style-name="P13">HOME PAGE</text:p>
      <text:p text:style-name="P5">La pagina iniziale contiene un modulo per effettuare la login al sistema <text:span text:style-name="T1">ed, in alternativa, un link che rimanda alla pagina di iscrizione.</text:span></text:p>
      <text:p text:style-name="P4"/>
      <text:p text:style-name="P14">PAGINA PROFILO:<text:span text:style-name="T6"> MODIFICA ED INSERIMENTO</text:span></text:p>
      <text:p text:style-name="P6">Questa pagina viene utilizzata per visualizzare i dati di un utente, sé stessi oppure qualcun altro e prevede la possibilità di modifica tramite un apposito modulo che ne ricalca la visualizzazione. <text:span text:style-name="T2">Quest’ultimo modulo è utilizzato per due diverse finalità: la prima, per l’appunto, è la gestione dei propri dati personali, mentre la seconda è l’inserimento (registrazione) di un nuovo utente.</text:span></text:p>
      <text:p text:style-name="P7">I dati OBBLIGATORI da fornire sono:</text:p>
      <text:list xml:id="list3329701800989932084" text:style-name="L1">
        <text:list-item>
          <text:p text:style-name="P16"><text:span text:style-name="T3">c</text:span>ognome e nome (prevista la possibilità di inserire più nomi);</text:p>
        </text:list-item>
        <text:list-item>
          <text:p text:style-name="P16"><text:span text:style-name="T3">u</text:span>sername e password (con verifica dell’univocità della password);</text:p>
        </text:list-item>
        <text:list-item>
          <text:p text:style-name="P17">indirizzo di posta elettronica (preferibilmente diviso in username e dominio).</text:p>
        </text:list-item>
      </text:list>
      <text:p text:style-name="P8"><text:span text:style-name="T4">D</text:span>ati <text:span text:style-name="T4">FACOLTATIVI</text:span>:</text:p>
      <text:list xml:id="list151943754361235" text:continue-numbering="true" text:style-name="L1">
        <text:list-item>
          <text:p text:style-name="P18">data di nascita;</text:p>
        </text:list-item>
        <text:list-item>
          <text:p text:style-name="P18">residenza: comune, indirizzo;</text:p>
        </text:list-item>
        <text:list-item>
          <text:p text:style-name="P18">numero di telefono;</text:p>
        </text:list-item>
        <text:list-item>
          <text:p text:style-name="P18">eventuali note;</text:p>
        </text:list-item>
        <text:list-item>
          <text:p text:style-name="P18">fotografia profi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3:22:20.034203246</meta:creation-date>
    <meta:generator>LibreOffice/5.2.7.2$Linux_X86_64 LibreOffice_project/20m0$Build-2</meta:generator>
    <dc:date>2019-03-19T15:19:42.132292934</dc:date>
    <meta:editing-duration>PT1H35M31S</meta:editing-duration>
    <meta:editing-cycles>15</meta:editing-cycles>
    <meta:document-statistic meta:table-count="0" meta:image-count="0" meta:object-count="0" meta:page-count="1" meta:paragraph-count="22" meta:word-count="269" meta:character-count="1788" meta:non-whitespace-character-count="1548"/>
  </office:meta>
</office:document-meta>
</file>